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2pt" fo:font-style="italic" fo:font-weight="normal" officeooo:rsid="0005b3be" officeooo:paragraph-rsid="0005b3be" style:font-size-asian="10.5pt" style:font-style-asian="italic" style:font-weight-asian="normal" style:font-size-complex="12pt" style:font-style-complex="italic" style:font-weight-complex="normal"/>
    </style:style>
    <style:style style:name="P5" style:family="paragraph" style:parent-style-name="Standard">
      <style:paragraph-properties fo:margin-left="0cm" fo:margin-right="0cm" fo:text-align="justify" style:justify-single-word="false" fo:text-indent="1.508cm" style:auto-text-indent="false"/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P6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0cm" style:auto-text-indent="false" style:page-number="auto" fo:background-color="transparent"/>
      <style:text-properties style:font-name="Times New Roman" fo:font-size="14pt" fo:font-weight="normal" style:font-name-asian="Times New Roman" style:font-size-asian="14pt" style:font-weight-asian="normal" style:font-name-complex="Times New Roman" style:font-size-complex="14pt" style:font-weight-complex="normal"/>
    </style:style>
    <style:style style:name="P7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Times New Roman" fo:font-size="14pt" fo:font-weight="normal" style:font-name-asian="Times New Roman" style:font-size-asian="14pt" style:font-weight-asian="normal" style:font-name-complex="Times New Roman" style:font-size-complex="14pt" style:font-weight-complex="normal"/>
    </style:style>
    <style:style style:name="P8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Times New Roman" fo:font-size="14pt" fo:font-weight="normal" officeooo:rsid="00067d7e" officeooo:paragraph-rsid="00067d7e" style:font-name-asian="Times New Roman" style:font-size-asian="14pt" style:font-weight-asian="normal" style:font-name-complex="Times New Roman" style:font-size-complex="14pt" style:font-weight-complex="normal"/>
    </style:style>
    <style:style style:name="T1" style:family="text">
      <style:text-properties officeooo:rsid="0005b3be"/>
    </style:style>
    <style:style style:name="T2" style:family="text">
      <style:text-properties officeooo:rsid="0005fd26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0076d71" style:font-style-asian="normal" style:font-style-complex="normal"/>
    </style:style>
    <style:style style:name="T6" style:family="text">
      <style:text-properties officeooo:rsid="00076d71"/>
    </style:style>
    <style:style style:name="T7" style:family="text">
      <style:text-properties officeooo:rsid="000817b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redição do Ocultações Estelares por Satélites Irregulares até 2020</text:p>
      <text:p text:style-name="P1"/>
      <text:p text:style-name="P3">A. R. Gomes-Júnior <text:span text:style-name="T1">(1)</text:span>, M. Assafin <text:span text:style-name="T1">(1)</text:span>, L. Beauvalet <text:span text:style-name="T1">(2,3)</text:span>, J. Desmars <text:span text:style-name="T1">(3)</text:span>, R. Vieira-Martins <text:span text:style-name="T1">(1, 2, 4)</text:span>, J. I. B Camargo <text:span text:style-name="T1">(2, 4)</text:span>, B. E. Morgado <text:span text:style-name="T1">(1, 2)</text:span>, F. Braga-Ribas <text:span text:style-name="T1">(4)</text:span></text:p>
      <text:p text:style-name="P4">(1) Observatório do Valongo, (2) Ovservatório Nacional, (3) <text:span text:style-name="T2">Observatório de Paris/</text:span>IMCCE, (4) Laboratório interinstitucional de e-Astronomia, (5) Universidade Tecnológica Federal do Paraná</text:p>
      <text:p text:style-name="P1"/>
      <text:p text:style-name="P5">Devido às suas configurações orbitais, acredita-se que os satélites irregulares dos planetas gigantes foram provavelmente capturados pelos planetas ao longo de suas evoluções. É importante conhecer seus parâmetros físicos como tamanho, forma, albedo e composição, de forma a tornar possível acessar suas origens. A melhor técnica de solo para para determinar tamanho e forma é a por ocultações estelares. Porém para isso é necessário efemérides precisas baseadas em novas e boas posições.</text:p>
      <text:p text:style-name="P5"><text:span text:style-name="T6">[1]</text:span> publicou 6523 observações obtidas entre 1992 e 2014 para 18 satélites com erro estimado entre 60 e 80 milissegundos de arco. Baseado em suas observações, nós geramos novas integrações numéricas das órbitas de 8 satélites irregulares de Júpiter (Himalia, Elara, Pasiphae, Carme, Lysithea, Sinope, Ananke e Leda) e Phoebe de Saturno. Essas são efemérides de curto-período de forma a eliminar erros sistemáticos identificados nas efemérides do JPL.</text:p>
      <text:p text:style-name="P5">Em 2019-2020 Júpiter irá cruzar o plano da galáxia criando muitas oportunidades para ocultações estelares. O mesmo ocorre para Saturno em 2018. <text:s/>Com as efemérides obtidas anteriormente e utilizando o catálogo UCAC4 identificamos 5442 candidatas a ocultações estelares para os 8 satélites de Júpiter e Phoebe entre Janeiro de 2016 e Dezembro de 2020. Cerca de 10% desses eventos envolvem estrelas mais brilhantes que magR=14.0 o que facilita observação de observadores amadores.</text:p>
      <text:p text:style-name="P5"/>
      <text:p text:style-name="P5"/>
      <text:p text:style-name="P6">Referências:</text:p>
      <text:p text:style-name="P7"/>
      <text:p text:style-name="P8">[1] Gomes-Júnior, A. R. <text:span text:style-name="T7">et al.</text:span> <text:span text:style-name="T3">Astrometric positions for 18 irregular satellites of giant planets from 23 years of observations, </text:span><text:span text:style-name="T4">A&amp;A, 580, A76, </text:span><text:span text:style-name="T5">2015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2T15:44:28</meta:creation-date>
    <dc:date>2016-05-13T19:19:40.280859987</dc:date>
    <meta:editing-duration>PT1H21M40S</meta:editing-duration>
    <meta:editing-cycles>7</meta:editing-cycles>
    <meta:generator>LibreOffice/5.1.2.2$Linux_X86_64 LibreOffice_project/10m0$Build-2</meta:generator>
    <meta:document-statistic meta:table-count="0" meta:image-count="0" meta:object-count="0" meta:page-count="1" meta:paragraph-count="8" meta:word-count="300" meta:character-count="1997" meta:non-whitespace-character-count="1704"/>
  </office:meta>
</office:document-meta>
</file>